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07.2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688.03pt">
            <loext:p draw:notify-on-update-of-ranges="Sheet1.B5:Sheet1.B5 Sheet1.A6:Sheet1.A9 Sheet1.B5:Sheet1.B5 Sheet1.B6:Sheet1.B9 Sheet1.B5:Sheet1.B5 Sheet1.A6:Sheet1.A9 Sheet1.C5:Sheet1.C5 Sheet1.C6:Sheet1.C9 Sheet1.B5:Sheet1.B5 Sheet1.A6:Sheet1.A9 Sheet1.C5:Sheet1.C5 Sheet1.C6:Sheet1.C9 Sheet1.B5:Sheet1.B5 Sheet1.A6:Sheet1.A9 Sheet1.D5:Sheet1.D5 Sheet1.D6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968.8pt">
            <loext:p draw:notify-on-update-of-ranges="Sheet1.A20:Sheet1.A20 Sheet1.A21:Sheet1.A24 Sheet1.B20:Sheet1.B20 Sheet1.B21:Sheet1.B24 Sheet1.A20:Sheet1.A20 Sheet1.A21:Sheet1.A24 Sheet1.C20:Sheet1.C20 Sheet1.C21:Sheet1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270.01pt">
            <loext:p draw:notify-on-update-of-ranges="Sheet1.A28:Sheet1.A28 Sheet1.A29:Sheet1.A32 Sheet1.B28:Sheet1.B28 Sheet1.B29:Sheet1.B32 Sheet1.A28:Sheet1.A28 Sheet1.A29:Sheet1.A32 Sheet1.C28:Sheet1.C28 Sheet1.C29:Sheet1.C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1585.59pt">
            <loext:p draw:notify-on-update-of-ranges="Sheet1.A20:Sheet1.A20 Sheet1.A21:Sheet1.A24 Sheet1.D20:Sheet1.D20 Sheet1.D21:Sheet1.D24 Sheet1.A20:Sheet1.A20 Sheet1.A21:Sheet1.A24 Sheet1.E20:Sheet1.E20 Sheet1.E21:Sheet1.E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ercise 2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1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2perhost 2</text:p>
          </table:table-cell>
          <table:table-cell office:value-type="string" calcext:value-type="string">
            <text:p>8perhost 8</text:p>
          </table:table-cell>
          <table:table-cell table:number-columns-repeated="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peedup 2perhost2</text:p>
          </table:table-cell>
          <table:table-cell office:value-type="string" calcext:value-type="string">
            <text:p>speedup 8perhost 8</text:p>
          </table:table-cell>
          <table:table-cell office:value-type="string" calcext:value-type="string">
            <text:p>efficiency 2perhost 2</text:p>
          </table:table-cell>
          <table:table-cell office:value-type="string" calcext:value-type="string">
            <text:p>efficiency 8perhost 8</text:p>
          </table:table-cell>
          <table:table-cell table:number-columns-repeated="4"/>
        </table:table-row>
        <table:table-row table:style-name="ro2">
          <table:table-cell table:formula="of:=[.B6]/[.C6]" office:value-type="float" office:value="2" calcext:value-type="float">
            <text:p>2</text:p>
          </table:table-cell>
          <table:table-cell table:formula="of:=[.B6]/[.D6]" office:value-type="float" office:value="2" calcext:value-type="float">
            <text:p>2</text:p>
          </table:table-cell>
          <table:table-cell table:formula="of:=[.A12]/4" office:value-type="float" office:value="0.5" calcext:value-type="float">
            <text:p>0.5</text:p>
          </table:table-cell>
          <table:table-cell table:formula="of:=[.B12]/8" office:value-type="float" office:value="0.25" calcext:value-type="float">
            <text:p>0.25</text:p>
          </table:table-cell>
          <table:table-cell table:number-columns-repeated="4"/>
        </table:table-row>
        <table:table-row table:style-name="ro2">
          <table:table-cell table:formula="of:=[.B7]/[.C7]" office:value-type="float" office:value="1.5" calcext:value-type="float">
            <text:p>1.5</text:p>
          </table:table-cell>
          <table:table-cell table:formula="of:=[.B7]/[.D7]" office:value-type="float" office:value="3" calcext:value-type="float">
            <text:p>3</text:p>
          </table:table-cell>
          <table:table-cell table:formula="of:=[.A13]/4" office:value-type="float" office:value="0.375" calcext:value-type="float">
            <text:p>0.375</text:p>
          </table:table-cell>
          <table:table-cell table:formula="of:=[.B13]/8" office:value-type="float" office:value="0.375" calcext:value-type="float">
            <text:p>0.375</text:p>
          </table:table-cell>
          <table:table-cell table:number-columns-repeated="4"/>
        </table:table-row>
        <table:table-row table:style-name="ro2">
          <table:table-cell table:formula="of:=[.B8]/[.C8]" office:value-type="float" office:value="1.70833333333333" calcext:value-type="float">
            <text:p>1.70833333333333</text:p>
          </table:table-cell>
          <table:table-cell table:formula="of:=[.B8]/[.D8]" office:value-type="float" office:value="4.55555555555556" calcext:value-type="float">
            <text:p>4.55555555555556</text:p>
          </table:table-cell>
          <table:table-cell table:formula="of:=[.A14]/4" office:value-type="float" office:value="0.427083333333333" calcext:value-type="float">
            <text:p>0.427083333333333</text:p>
          </table:table-cell>
          <table:table-cell table:formula="of:=[.B14]/8" office:value-type="float" office:value="0.569444444444444" calcext:value-type="float">
            <text:p>0.569444444444444</text:p>
          </table:table-cell>
          <table:table-cell table:number-columns-repeated="4"/>
        </table:table-row>
        <table:table-row table:style-name="ro2">
          <table:table-cell table:formula="of:=[.B9]/[.C9]" office:value-type="float" office:value="1.75675675675676" calcext:value-type="float">
            <text:p>1.75675675675676</text:p>
          </table:table-cell>
          <table:table-cell table:formula="of:=[.B9]/[.D9]" office:value-type="float" office:value="5" calcext:value-type="float">
            <text:p>5</text:p>
          </table:table-cell>
          <table:table-cell table:formula="of:=[.A15]/4" office:value-type="float" office:value="0.439189189189189" calcext:value-type="float">
            <text:p>0.439189189189189</text:p>
          </table:table-cell>
          <table:table-cell table:formula="of:=[.B15]/8" office:value-type="float" office:value="0.625" calcext:value-type="float">
            <text:p>0.625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2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1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5" calcext:value-type="float">
            <text:p>5</text:p>
          </table:table-cell>
          <table:table-cell table:formula="of:=[.D21]/4"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22]/[.C22]" office:value-type="float" office:value="3.75" calcext:value-type="float">
            <text:p>3.75</text:p>
          </table:table-cell>
          <table:table-cell table:formula="of:=[.D22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B23]/[.C23]" office:value-type="float" office:value="3.75" calcext:value-type="float">
            <text:p>3.75</text:p>
          </table:table-cell>
          <table:table-cell table:formula="of:=[.D23]/4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formula="of:=[.B24]/[.C24]" office:value-type="float" office:value="1.62105263157895" calcext:value-type="float">
            <text:p>1.62105263157895</text:p>
          </table:table-cell>
          <table:table-cell table:formula="of:=[.D24]/4" office:value-type="float" office:value="0.405263157894737" calcext:value-type="float">
            <text:p>0.405263157894737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3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=N*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9]/[.C29]" office:value-type="string" office:string-value="" calcext:value-type="error">
            <text:p>#DIV/0!</text:p>
          </table:table-cell>
          <table:table-cell table:formula="of:=[.D29]/8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0]/[.C30]" office:value-type="float" office:value="5" calcext:value-type="float">
            <text:p>5</text:p>
          </table:table-cell>
          <table:table-cell table:formula="of:=[.D30]/8" office:value-type="float" office:value="0.625" calcext:value-type="float">
            <text:p>0.625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6" calcext:value-type="float">
            <text:p>6</text:p>
          </table:table-cell>
          <table:table-cell table:formula="of:=[.D31]/8"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32]/[.C32]" office:value-type="float" office:value="6.25" calcext:value-type="float">
            <text:p>6.25</text:p>
          </table:table-cell>
          <table:table-cell table:formula="of:=[.D32]/8" office:value-type="float" office:value="0.78125" calcext:value-type="float">
            <text:p>0.78125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peedup here means absolute speedup → reference is fastest sequential versi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We used strong and weak scalability. Per row we compared execution time on a <text:span text:style-name="T1">fixed</text:span> size (strong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blem. In each column we sized up the problem (weak) and compared results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8:43:10.558144723</meta:creation-date>
    <dc:date>2019-10-30T10:47:47.689446789</dc:date>
    <meta:editing-duration>PT21M33S</meta:editing-duration>
    <meta:editing-cycles>4</meta:editing-cycles>
    <meta:generator>LibreOffice/5.3.6.1$Linux_X86_64 LibreOffice_project/30$Build-1</meta:generator>
    <meta:document-statistic meta:table-count="1" meta:cell-count="1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1D execution time</text:p>
        </chart:title>
        <chart:legend chart:legend-position="end" svg:x="13.042cm" svg:y="3.56cm" style:legend-expansion="high" chart:style-name="ch3"/>
        <chart:plot-area chart:style-name="ch4" table:cell-range-address="Sheet1.B5:Sheet1.D9 Sheet1.A6:Sheet1.A9" chart:data-source-has-labels="row" svg:x="1.279cm" svg:y="1.248cm" svg:width="11.443cm" svg:height="6.643cm">
          <chartooo:coordinate-region svg:x="1.9cm" svg:y="1.422cm" svg:width="10.45cm" svg:height="5.875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6:Sheet1.B9" chart:label-cell-address="Sheet1.B5:Sheet1.B5" chart:class="chart:scatter">
            <chart:domain table:cell-range-address="Sheet1.A6:Sheet1.A9"/>
            <chart:data-point chart:repeated="4"/>
          </chart:series>
          <chart:series chart:style-name="ch10" chart:values-cell-range-address="Sheet1.C6:Sheet1.C9" chart:label-cell-address="Sheet1.C5:Sheet1.C5" chart:class="chart:scatter">
            <chart:data-point chart:repeated="4"/>
          </chart:series>
          <chart:series chart:style-name="ch11" chart:values-cell-range-address="Sheet1.C6:Sheet1.C9" chart:label-cell-address="Sheet1.C5:Sheet1.C5" chart:class="chart:scatter">
            <chart:data-point chart:repeated="4"/>
          </chart:series>
          <chart:series chart:style-name="ch12" chart:values-cell-range-address="Sheet1.D6:Sheet1.D9" chart:label-cell-address="Sheet1.D5:Sheet1.D5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5:Sheet1.B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2perhost 2</text:p>
                <draw:g>
                  <svg:desc>Sheet1.C5:Sheet1.C5</svg:desc>
                </draw:g>
              </table:table-cell>
              <table:table-cell office:value-type="string">
                <text:p>8perhost 8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6:Sheet1.A9</svg:desc>
                </draw:g>
              </table:table-cell>
              <table:table-cell office:value-type="float" office:value="2">
                <text:p>2</text:p>
                <draw:g>
                  <svg:desc>Sheet1.B6:Sheet1.B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C6:Sheet1.C9</svg:desc>
                </draw:g>
              </table:table-cell>
              <table:table-cell office:value-type="float" office:value="1">
                <text:p>1</text:p>
                <draw:g>
                  <svg:desc>Sheet1.D6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65">
                <text:p>6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2D execution time</text:p>
        </chart:title>
        <chart:legend chart:legend-position="end" svg:x="13.042cm" svg:y="4.005cm" style:legend-expansion="high" chart:style-name="ch3"/>
        <chart:plot-area chart:style-name="ch4" table:cell-range-address="Sheet1.A20:Sheet1.C24" chart:data-source-has-labels="row" svg:x="1.279cm" svg:y="1.248cm" svg:width="11.443cm" svg:height="6.643cm">
          <chartooo:coordinate-region svg:x="1.9cm" svg:y="1.421cm" svg:width="10.356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1:Sheet1.B24" chart:label-cell-address="Sheet1.B20:Sheet1.B20" chart:class="chart:scatter">
            <chart:domain table:cell-range-address="Sheet1.A21:Sheet1.A24"/>
            <chart:data-point chart:repeated="4"/>
          </chart:series>
          <chart:series chart:style-name="ch10" chart:values-cell-range-address="Sheet1.C21:Sheet1.C24" chart:label-cell-address="Sheet1.C20:Sheet1.C20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0:Sheet1.B20</svg:desc>
                </draw:g>
              </table:table-cell>
              <table:table-cell office:value-type="string">
                <text:p>4perhost 4</text:p>
                <draw:g>
                  <svg:desc>Sheet1.C20:Sheet1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B21:Sheet1.B24</svg:desc>
                </draw:g>
              </table:table-cell>
              <table:table-cell office:value-type="float" office:value="1">
                <text:p>1</text:p>
                <draw:g>
                  <svg:desc>Sheet1.C21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5cm" chart:style-name="ch2">
          <text:p>3D execution time</text:p>
        </chart:title>
        <chart:legend chart:legend-position="end" svg:x="13.042cm" svg:y="4.005cm" style:legend-expansion="high" chart:style-name="ch3"/>
        <chart:plot-area chart:style-name="ch4" table:cell-range-address="Sheet1.A28:Sheet1.C32" chart:data-source-has-labels="row" svg:x="1.279cm" svg:y="1.248cm" svg:width="11.443cm" svg:height="6.643cm">
          <chartooo:coordinate-region svg:x="1.9cm" svg:y="1.421cm" svg:width="10.635cm" svg:height="5.876cm"/>
          <chart:axis chart:dimension="x" chart:name="primary-x" chart:style-name="ch5">
            <chart:title svg:x="6.824cm" svg:y="8.071cm" chart:style-name="ch6">
              <text:p>N</text:p>
            </chart:title>
          </chart:axis>
          <chart:axis chart:dimension="y" chart:name="primary-y" chart:style-name="ch5">
            <chart:title svg:x="0.451cm" svg:y="5.182cm" chart:style-name="ch7">
              <text:p>Time [s]</text:p>
            </chart:title>
            <chart:grid chart:style-name="ch8" chart:class="major"/>
          </chart:axis>
          <chart:series chart:style-name="ch9" chart:values-cell-range-address="Sheet1.B29:Sheet1.B32" chart:label-cell-address="Sheet1.B28:Sheet1.B28" chart:class="chart:scatter">
            <chart:domain table:cell-range-address="Sheet1.A29:Sheet1.A32"/>
            <chart:data-point chart:repeated="4"/>
          </chart:series>
          <chart:series chart:style-name="ch10" chart:values-cell-range-address="Sheet1.C29:Sheet1.C32" chart:label-cell-address="Sheet1.C28:Sheet1.C28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Sheet1.B28:Sheet1.B28</svg:desc>
                </draw:g>
              </table:table-cell>
              <table:table-cell office:value-type="string">
                <text:p>8perhost 8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9:Sheet1.A32</svg:desc>
                </draw:g>
              </table:table-cell>
              <table:table-cell office:value-type="float" office:value="1">
                <text:p>1</text:p>
                <draw:g>
                  <svg:desc>Sheet1.B29:Sheet1.B32</svg:desc>
                </draw:g>
              </table:table-cell>
              <table:table-cell office:value-type="float" office:value="0">
                <text:p>0</text:p>
                <draw:g>
                  <svg:desc>Sheet1.C29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5cm" chart:style-name="ch2">
          <text:p>speedup &amp; efficiency 2D</text:p>
        </chart:title>
        <chart:legend chart:legend-position="end" svg:x="13.201cm" svg:y="4.005cm" style:legend-expansion="high" chart:style-name="ch3"/>
        <chart:plot-area chart:style-name="ch4" table:cell-range-address="Sheet1.A20:Sheet1.A24 Sheet1.D20:Sheet1.E24" chart:data-source-has-labels="row" svg:x="0.32cm" svg:y="1.248cm" svg:width="12.561cm" svg:height="6.643cm">
          <chartooo:coordinate-region svg:x="0.756cm" svg:y="1.421cm" svg:width="11.846cm" svg:height="5.876cm"/>
          <chart:axis chart:dimension="x" chart:name="primary-x" chart:style-name="ch5">
            <chart:title svg:x="6.424cm" svg:y="8.071cm" chart:style-name="ch6">
              <text:p>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D21:Sheet1.D24" chart:label-cell-address="Sheet1.D20:Sheet1.D20" chart:class="chart:scatter">
            <chart:domain table:cell-range-address="Sheet1.A21:Sheet1.A24"/>
            <chart:data-point chart:repeated="4"/>
          </chart:series>
          <chart:series chart:style-name="ch9" chart:values-cell-range-address="Sheet1.E21:Sheet1.E24" chart:label-cell-address="Sheet1.E20:Sheet1.E20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D20:Sheet1.D20</svg:desc>
                </draw:g>
              </table:table-cell>
              <table:table-cell office:value-type="string">
                <text:p>efficiency</text:p>
                <draw:g>
                  <svg:desc>Sheet1.E20:Sheet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1:Sheet1.A24</svg:desc>
                </draw:g>
              </table:table-cell>
              <table:table-cell office:value-type="float" office:value="5">
                <text:p>5</text:p>
                <draw:g>
                  <svg:desc>Sheet1.D21:Sheet1.D24</svg:desc>
                </draw:g>
              </table:table-cell>
              <table:table-cell office:value-type="float" office:value="1.25">
                <text:p>1.25</text:p>
                <draw:g>
                  <svg:desc>Sheet1.E21:Sheet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.75">
                <text:p>3.7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62105263157895">
                <text:p>1.62105263157895</text:p>
              </table:table-cell>
              <table:table-cell office:value-type="float" office:value="0.405263157894737">
                <text:p>0.405263157894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